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61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6-10T00:00:00" table:style-name="ce4">
            <text:p>10.06.22</text:p>
          </table:table-cell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Methode für Randomzahlen pr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ethode für Zufallsposition pr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Assotiationen zwischen den Klassen imple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Über SFML als Graphische Oberfläche infor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Testoberfläche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Fehlerbehebung um das Programm testweise starten zu könn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4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Fehlermeldungen gegoogled und beho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.cpp Dateien kompiliert und weitere Errorcodes beho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Über den This Zeiger informi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.h Dateien der Subklassen korrigi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llung von dynamischen statt statischen Objekt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Hauptspielfigur erstellt (Gimp)<text:s/>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 Testversion zur Steuerung der Hauptspielfigur via Tastatur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2" table:style-name="ro2">
          <table:table-cell table:number-columns-repeated="5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11">
            <text:p>Erfolg:</text:p>
          </table:table-cell>
          <table:table-cell office:value-type="string" table:style-name="ce1">
            <text:p>Alle aktuellen Fehler behoben → Kompilierung</text:p>
          </table:table-cell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2">
          <table:table-cell table:style-name="ce9"/>
          <table:table-cell office:value-type="string" table:style-name="ce1">
            <text:p>Erster Programmstart mit Demo-Gui</text:p>
          </table:table-cell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ror: Impliziete-Deklaration vom Gui-Konstruktor → Konstruktor in Gui.h Datei vergess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ror: Undefined Reference to … → Vermutung Make File erstel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Fehler beim Testen der Steuerung, aufgrund falscher Datentypen<text:s/>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Über Makefile informieren und erstel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Spieler auf der Gui erstel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Finale Steuerung des Spielers impleme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sicherheit über Assotiationen und Aggrekationen (Informieren)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Start und Ziel, sowie Sperre imple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5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12">
            <text:p>20.5.22</text:p>
          </table:table-cell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Spielkonzepterstellung und eigene Features eingebau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ML Klassendiagramm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 Git einarbeit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inarbeitung in Vererbung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llung der benötigtten Objekte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 der Methoden und Variab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Tutorials zu C++ anschau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3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Git Repository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diagramm gezeichne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PP und H Datei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ariablen und Method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rerbungshierarchie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5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Vererbung hat Probleme gemacht. --&gt; Goog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in Objektorientiertem p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über benötigte Klassen und Method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Teilweise, hat es sehr lange gedau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2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1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- GEGGMAN -</dc:creator>
    <meta:creation-date>2022-05-14T13:23:04Z</meta:creation-date>
    <dc:date>2022-06-16T07:44:22Z</dc:date>
    <meta:print-date>2022-05-20T12:43:49Z</meta:print-date>
    <meta:editing-cycles>31</meta:editing-cycles>
    <meta:editing-duration>PT0S</meta:editing-duration>
  </office:meta>
</office:document-meta>
</file>